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ingClientHttpResponse.IntrospectingClientHttpResponse(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ngClientHttpResponse.hasEmptyMessageBod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trospectingClientHttpRespons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ngClientHttpResponse.hasMessageBod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